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uiSubTask.setSourcePath( String sourc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SubTask.getCurrentSourc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SubTask.getWebConten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SubTask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uiSubTask.setWebContentDir( String webConten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SubTask.getXJava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SubTask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etuiSubTask.get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